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bab@IBAB-PGDBD03-Comp09:~$ vi .bashrc</text:p>
      <text:p text:style-name="Standard">ibab@IBAB-PGDBD03-Comp09:~$ vi test.sh</text:p>
      <text:p text:style-name="Standard">ibab@IBAB-PGDBD03-Comp09:~$ wc&lt;test.sh</text:p>
      <text:p text:style-name="Standard"><text:s/>3 <text:s/>4 35</text:p>
      <text:p text:style-name="Standard">ibab@IBAB-PGDBD03-Comp09:~$ vi test.sh</text:p>
      <text:p text:style-name="Standard">ibab@IBAB-PGDBD03-Comp09:~$ vi test.sh</text:p>
      <text:p text:style-name="Standard">ibab@IBAB-PGDBD03-Comp09:~$ sh test.sh</text:p>
      <text:p text:style-name="Standard">Random Variable</text:p>
      <text:p text:style-name="Standard">ibab@IBAB-PGDBD03-Comp09:~$ wc&lt;test.sh</text:p>
      <text:p text:style-name="Standard"><text:s/>3 <text:s/>4 35</text:p>
      <text:p text:style-name="Standard">ibab@IBAB-PGDBD03-Comp09:~$ ./test.sh</text:p>
      <text:p text:style-name="Standard">bash: ./test.sh: Permission denied</text:p>
      <text:p text:style-name="Standard">ibab@IBAB-PGDBD03-Comp09:~$ test.sh</text:p>
      <text:p text:style-name="Standard">test.sh: command not found</text:p>
      <text:p text:style-name="Standard">ibab@IBAB-PGDBD03-Comp09:~$ echo $PATH</text:p>
      <text:p text:style-name="Standard">/usr/local/sbin:/usr/local/bin:/usr/sbin:/usr/bin:/sbin:/bin:/usr/games:/usr/local/games:/snap/bin</text:p>
      <text:p text:style-name="Standard">ibab@IBAB-PGDBD03-Comp09:~$ vi test.sh</text:p>
      <text:p text:style-name="Standard">ibab@IBAB-PGDBD03-Comp09:~$ ./test.sh</text:p>
      <text:p text:style-name="Standard">bash: ./test.sh: Permission denied</text:p>
      <text:p text:style-name="Standard">ibab@IBAB-PGDBD03-Comp09:~$ chmod 777 test.sh</text:p>
      <text:p text:style-name="Standard">ibab@IBAB-PGDBD03-Comp09:~$ ./test.sh</text:p>
      <text:p text:style-name="Standard">var1</text:p>
      <text:p text:style-name="Standard">ibab@IBAB-PGDBD03-Comp09:~$ vi test.sh</text:p>
      <text:p text:style-name="Standard">ibab@IBAB-PGDBD03-Comp09:~$ ./test.sh</text:p>
      <text:p text:style-name="Standard">Random Variable</text:p>
      <text:p text:style-name="Standard">ibab@IBAB-PGDBD03-Comp09:~$ wc -c $var1</text:p>
      <text:p text:style-name="Standard">^C <text:s text:c="5"/></text:p>
      <text:p text:style-name="Standard">ibab@IBAB-PGDBD03-Comp09:~$ wc -c$var1</text:p>
      <text:p text:style-name="Standard">^C</text:p>
      <text:p text:style-name="Standard">ibab@IBAB-PGDBD03-Comp09:~$ tvar="Terminal Variable"</text:p>
      <text:p text:style-name="Standard">ibab@IBAB-PGDBD03-Comp09:~$ wc -c $tvar</text:p>
      <text:p text:style-name="Standard">wc: Terminal: No such file or directory</text:p>
      <text:p text:style-name="Standard">wc: Variable: No such file or directory</text:p>
      <text:p text:style-name="Standard">0 total</text:p>
      <text:p text:style-name="Standard">ibab@IBAB-PGDBD03-Comp09:~$ echo $var1 /wc -c</text:p>
      <text:p text:style-name="Standard">/wc -c</text:p>
      <text:p text:style-name="Standard">ibab@IBAB-PGDBD03-Comp09:~$ vi test.sh</text:p>
      <text:p text:style-name="Standard">ibab@IBAB-PGDBD03-Comp09:~$ ./test.sh</text:p>
      <text:p text:style-name="Standard">Random Variable</text:p>
      <text:p text:style-name="Standard">16</text:p>
      <text:p text:style-name="Standard">ibab@IBAB-PGDBD03-Comp09:~$ vi test.sh</text:p>
      <text:p text:style-name="Standard">ibab@IBAB-PGDBD03-Comp09:~$ echo $var2</text:p>
      <text:p text:style-name="Standard"/>
      <text:p text:style-name="Standard">ibab@IBAB-PGDBD03-Comp09:~$ vi test.sh</text:p>
      <text:p text:style-name="Standard">ibab@IBAB-PGDBD03-Comp09:~$ echo $var2</text:p>
      <text:p text:style-name="Standard"/>
      <text:p text:style-name="Standard">ibab@IBAB-PGDBD03-Comp09:~$ vi test.sh</text:p>
      <text:p text:style-name="Standard">ibab@IBAB-PGDBD03-Comp09:~$ echo $var2</text:p>
      <text:p text:style-name="Standard"/>
      <text:p text:style-name="Standard">ibab@IBAB-PGDBD03-Comp09:~$ vi test.sh</text:p>
      <text:p text:style-name="Standard">ibab@IBAB-PGDBD03-Comp09:~$ ./test.sh</text:p>
      <text:p text:style-name="Standard">Random Variable</text:p>
      <text:p text:style-name="Standard"><text:soft-page-break/>16</text:p>
      <text:p text:style-name="Standard">^Cibab@IBAB-PGDBD03-Comp09:~$ vi test.sh</text:p>
      <text:p text:style-name="Standard">ibab@IBAB-PGDBD03-Comp09:~$ ./test.sh</text:p>
      <text:p text:style-name="Standard">Random Variable</text:p>
      <text:p text:style-name="Standard">16</text:p>
      <text:p text:style-name="Standard">^Cibab@IBAB-PGDBD03-Comp09:~$ vi test.sh</text:p>
      <text:p text:style-name="Standard">ibab@IBAB-PGDBD03-Comp09:~$ ./test.sh</text:p>
      <text:p text:style-name="Standard">Random Variable</text:p>
      <text:p text:style-name="Standard">16</text:p>
      <text:p text:style-name="Standard">^Cibab@IBAB-PGDBD03-Comp09:~$ vi test.sh</text:p>
      <text:p text:style-name="Standard">ibab@IBAB-PGDBD03-Comp09:~$ ./test.sh</text:p>
      <text:p text:style-name="Standard">Random Variable</text:p>
      <text:p text:style-name="Standard">16</text:p>
      <text:p text:style-name="Standard"/>
      <text:p text:style-name="Standard">^Cibab@IBAB-PGDBD03-Comp09:~$ cd Downloads</text:p>
      <text:p text:style-name="Standard">ibab@IBAB-PGDBD03-Comp09:~/Downloads$ ./test.sh</text:p>
      <text:p text:style-name="Standard">bash: ./test.sh: No such file or directory</text:p>
      <text:p text:style-name="Standard">ibab@IBAB-PGDBD03-Comp09:~/Downloads$ ^C</text:p>
      <text:p text:style-name="Standard">ibab@IBAB-PGDBD03-Comp09:~/Downloads$ cd</text:p>
      <text:p text:style-name="Standard">ibab@IBAB-PGDBD03-Comp09:~$ vi test.sh</text:p>
      <text:p text:style-name="Standard">ibab@IBAB-PGDBD03-Comp09:~$ ./test.sh</text:p>
      <text:p text:style-name="Standard">Saturday 13 February 2021 11:17:46 AM IST</text:p>
      <text:p text:style-name="Standard">ibab@IBAB-PGDBD03-Comp09:~$ vi test.sh</text:p>
      <text:p text:style-name="Standard">ibab@IBAB-PGDBD03-Comp09:~$ ./test.sh</text:p>
      <text:p text:style-name="Standard">Saturday 13 February 2021 11:18:45 AM IST</text:p>
      <text:p text:style-name="Standard">/home/ibab</text:p>
      <text:p text:style-name="Standard">ibab@IBAB-PGDBD03-Comp09:~$ vi test.sh</text:p>
      <text:p text:style-name="Standard">ibab@IBAB-PGDBD03-Comp09:~$ cd Documents</text:p>
      <text:p text:style-name="Standard">ibab@IBAB-PGDBD03-Comp09:~/Documents$ ./test.sh</text:p>
      <text:p text:style-name="Standard">bash: ./test.sh: No such file or directory</text:p>
      <text:p text:style-name="Standard">ibab@IBAB-PGDBD03-Comp09:~/Documents$ pwd</text:p>
      <text:p text:style-name="Standard">/home/ibab/Documents</text:p>
      <text:p text:style-name="Standard">ibab@IBAB-PGDBD03-Comp09:~/Documents$ cd</text:p>
      <text:p text:style-name="Standard">ibab@IBAB-PGDBD03-Comp09:~$ ./test.sh</text:p>
      <text:p text:style-name="Standard">Saturday 13 February 2021 11:21:03 AM IST</text:p>
      <text:p text:style-name="Standard">/home/ibab</text:p>
      <text:p text:style-name="Standard">ibab@IBAB-PGDBD03-Comp09:~$ vi test.sh</text:p>
      <text:p text:style-name="Standard">ibab@IBAB-PGDBD03-Comp09:~$ vi test.sh</text:p>
      <text:p text:style-name="Standard">ibab@IBAB-PGDBD03-Comp09:~$ ./test.sh</text:p>
      <text:p text:style-name="Standard">Saturday 13 February 2021 11:23:36 AM IST</text:p>
      <text:p text:style-name="Standard">/home/ibab</text:p>
      <text:p text:style-name="Standard">./test.sh: line 10: username: command not found</text:p>
      <text:p text:style-name="Standard"/>
      <text:p text:style-name="Standard">ibab@IBAB-PGDBD03-Comp09:~$ vi test.sh</text:p>
      <text:p text:style-name="Standard">ibab@IBAB-PGDBD03-Comp09:~$ ./test.sh</text:p>
      <text:p text:style-name="Standard">Saturday 13 February 2021 11:26:06 AM IST</text:p>
      <text:p text:style-name="Standard">/home/ibab</text:p>
      <text:p text:style-name="Standard">ibab :0 2021-02-11 16:06 (:0)</text:p>
      <text:p text:style-name="Standard">ibab@IBAB-PGDBD03-Comp09:~$ vi test.sh</text:p>
      <text:p text:style-name="Standard">ibab@IBAB-PGDBD03-Comp09:~$ env</text:p>
      <text:p text:style-name="Standard">SHELL=/bin/bash</text:p>
      <text:p text:style-name="Standard"><text:soft-page-break/>SESSION_MANAGER=local/IBAB-PGDBD03-Comp09:@/tmp/.ICE-unix/1524,unix/IBAB-PGDBD03-Comp09:/tmp/.ICE-unix/1524</text:p>
      <text:p text:style-name="Standard">QT_ACCESSIBILITY=1</text:p>
      <text:p text:style-name="Standard">COLORTERM=truecolor</text:p>
      <text:p text:style-name="Standard">XDG_CONFIG_DIRS=/etc/xdg/xdg-ubuntu:/etc/xdg</text:p>
      <text:p text:style-name="Standard">no_proxy=localhost,127.0.0.0/8,::1</text:p>
      <text:p text:style-name="Standard">XDG_MENU_PREFIX=gnome-</text:p>
      <text:p text:style-name="Standard">GNOME_DESKTOP_SESSION_ID=this-is-deprecated</text:p>
      <text:p text:style-name="Standard">LANGUAGE=en_IN:en</text:p>
      <text:p text:style-name="Standard">GNOME_SHELL_SESSION_MODE=ubuntu</text:p>
      <text:p text:style-name="Standard">SSH_AUTH_SOCK=/run/user/1001/keyring/ssh</text:p>
      <text:p text:style-name="Standard">XMODIFIERS=@im=ibus</text:p>
      <text:p text:style-name="Standard">DESKTOP_SESSION=ubuntu</text:p>
      <text:p text:style-name="Standard">SSH_AGENT_PID=1481</text:p>
      <text:p text:style-name="Standard">GTK_MODULES=gail:atk-bridge</text:p>
      <text:p text:style-name="Standard">PWD=/home/ibab</text:p>
      <text:p text:style-name="Standard">LOGNAME=ibab</text:p>
      <text:p text:style-name="Standard">XDG_SESSION_DESKTOP=ubuntu</text:p>
      <text:p text:style-name="Standard">XDG_SESSION_TYPE=x11</text:p>
      <text:p text:style-name="Standard">GPG_AGENT_INFO=/run/user/1001/gnupg/S.gpg-agent:0:1</text:p>
      <text:p text:style-name="Standard">XAUTHORITY=/run/user/1001/gdm/Xauthority</text:p>
      <text:p text:style-name="Standard">ftp_proxy=http://proxy.ibab.ac.in:3128/</text:p>
      <text:p text:style-name="Standard">GJS_DEBUG_TOPICS=JS ERROR;JS LOG</text:p>
      <text:p text:style-name="Standard">WINDOWPATH=2</text:p>
      <text:p text:style-name="Standard">HOME=/home/ibab</text:p>
      <text:p text:style-name="Standard">USERNAME=ibab</text:p>
      <text:p text:style-name="Standard">IM_CONFIG_PHASE=1</text:p>
      <text:p text:style-name="Standard">LANG=en_IN</text:p>
      <text:p text:style-name="Standard">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d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Standard">XDG_CURRENT_DESKTOP=ubuntu:GNOME</text:p>
      <text:p text:style-name="Standard">VTE_VERSION=6003</text:p>
      <text:p text:style-name="Standard">GNOME_TERMINAL_SCREEN=/org/gnome/Terminal/screen/e33f78b3_8bfb_4bc1_8fc3_d774926be01c</text:p>
      <text:p text:style-name="Standard">https_proxy=http://proxy.ibab.ac.in:3128/</text:p>
      <text:p text:style-name="Standard">INVOCATION_ID=8692a7c24ccd447ca0715f4c3317f0f2</text:p>
      <text:p text:style-name="Standard">MANAGERPID=1296</text:p>
      <text:p text:style-name="Standard"><text:soft-page-break/>GJS_DEBUG_OUTPUT=stderr</text:p>
      <text:p text:style-name="Standard">LESSCLOSE=/usr/bin/lesspipe %s %s</text:p>
      <text:p text:style-name="Standard">XDG_SESSION_CLASS=user</text:p>
      <text:p text:style-name="Standard">TERM=xterm-256color</text:p>
      <text:p text:style-name="Standard">LESSOPEN=| /usr/bin/lesspipe %s</text:p>
      <text:p text:style-name="Standard">USER=ibab</text:p>
      <text:p text:style-name="Standard">NO_PROXY=localhost,127.0.0.0/8,::1</text:p>
      <text:p text:style-name="Standard">FTP_PROXY=http://proxy.ibab.ac.in:3128/</text:p>
      <text:p text:style-name="Standard">GNOME_TERMINAL_SERVICE=:1.161</text:p>
      <text:p text:style-name="Standard">DISPLAY=:0</text:p>
      <text:p text:style-name="Standard">SHLVL=1</text:p>
      <text:p text:style-name="Standard">HTTPS_PROXY=http://proxy.ibab.ac.in:3128/</text:p>
      <text:p text:style-name="Standard">HTTP_PROXY=http://proxy.ibab.ac.in:3128/</text:p>
      <text:p text:style-name="Standard">QT_IM_MODULE=ibus</text:p>
      <text:p text:style-name="Standard">http_proxy=http://proxy.ibab.ac.in:3128/</text:p>
      <text:p text:style-name="Standard">XDG_RUNTIME_DIR=/run/user/1001</text:p>
      <text:p text:style-name="Standard">ALL_PROXY=socks://proxy.ibab.ac.in:3128/</text:p>
      <text:p text:style-name="Standard">JOURNAL_STREAM=8:39565</text:p>
      <text:p text:style-name="Standard">XDG_DATA_DIRS=/usr/share/ubuntu:/usr/local/share/:/usr/share/:/var/lib/snapd/desktop</text:p>
      <text:p text:style-name="Standard">all_proxy=socks://proxy.ibab.ac.in:3128/</text:p>
      <text:p text:style-name="Standard">PATH=/usr/local/sbin:/usr/local/bin:/usr/sbin:/usr/bin:/sbin:/bin:/usr/games:/usr/local/games:/snap/bin</text:p>
      <text:p text:style-name="Standard">GDMSESSION=ubuntu</text:p>
      <text:p text:style-name="Standard">DBUS_SESSION_BUS_ADDRESS=unix:path=/run/user/1001/bus</text:p>
      <text:p text:style-name="Standard">_=/usr/bin/env</text:p>
      <text:p text:style-name="Standard">OLDPWD=/home/ibab/Documents</text:p>
      <text:p text:style-name="Standard">ibab@IBAB-PGDBD03-Comp09:~$ home</text:p>
      <text:p text:style-name="Standard"/>
      <text:p text:style-name="Standard">Command 'home' not found, did you mean:</text:p>
      <text:p text:style-name="Standard"/>
      <text:p text:style-name="Standard"><text:s text:c="2"/>command 'hime' from deb hime (0.9.10+git20170427+dfsg1-3build8)</text:p>
      <text:p text:style-name="Standard"><text:s text:c="2"/>command 'hose' from deb netpipes (4.2-8build1)</text:p>
      <text:p text:style-name="Standard"><text:s text:c="2"/>command 'tome' from deb tome (2.4~0.git.2015.12.29-1.2build4)</text:p>
      <text:p text:style-name="Standard"/>
      <text:p text:style-name="Standard">Try: sudo apt install &lt;deb name&gt;</text:p>
      <text:p text:style-name="Standard"/>
      <text:p text:style-name="Standard">ibab@IBAB-PGDBD03-Comp09:~$ HOME</text:p>
      <text:p text:style-name="Standard">HOME: command not found</text:p>
      <text:p text:style-name="Standard">ibab@IBAB-PGDBD03-Comp09:~$ env | grep "HOME"</text:p>
      <text:p text:style-name="Standard">HOME=/home/ibab</text:p>
      <text:p text:style-name="Standard">ibab@IBAB-PGDBD03-Comp09:~$ vi test.sh</text:p>
      <text:p text:style-name="Standard">ibab@IBAB-PGDBD03-Comp09:~$ vi test.sh</text:p>
      <text:p text:style-name="Standard">ibab@IBAB-PGDBD03-Comp09:~$ ./test.sh</text:p>
      <text:p text:style-name="Standard">Saturday 13 February 2021 11:45:54 AM IST</text:p>
      <text:p text:style-name="Standard">/home/ibab</text:p>
      <text:p text:style-name="Standard">ibab :0 2021-02-11 16:06 (:0)</text:p>
      <text:p text:style-name="Standard">HOME=/home/ibab</text:p>
      <text:p text:style-name="Standard">./test.sh: line 17: length: command not found</text:p>
      <text:p text:style-name="Standard">ibab@IBAB-PGDBD03-Comp09:~$ vi test.sh</text:p>
      <text:p text:style-name="Standard">ibab@IBAB-PGDBD03-Comp09:~$ ./test.sh</text:p>
      <text:p text:style-name="Standard">Saturday 13 February 2021 11:48:52 AM IST</text:p>
      <text:p text:style-name="Standard">/home/ibab</text:p>
      <text:p text:style-name="Standard"><text:soft-page-break/>ibab :0 2021-02-11 16:06 (:0)</text:p>
      <text:p text:style-name="Standard">HOME=/home/ibab</text:p>
      <text:p text:style-name="Standard">6</text:p>
      <text:p text:style-name="Standard">ibab@IBAB-PGDBD03-Comp09:~$ vi test.sh</text:p>
      <text:p text:style-name="Standard">ibab@IBAB-PGDBD03-Comp09:~$ ./test.sh</text:p>
      <text:p text:style-name="Standard">Saturday 13 February 2021 11:51:47 AM IST</text:p>
      <text:p text:style-name="Standard">/home/ibab</text:p>
      <text:p text:style-name="Standard">ibab :0 2021-02-11 16:06 (:0)</text:p>
      <text:p text:style-name="Standard">HOME=/home/ibab</text:p>
      <text:p text:style-name="Standard">6</text:p>
      <text:p text:style-name="Standard">./test.sh: line 19: 20: command not found</text:p>
      <text:p text:style-name="Standard">ibab@IBAB-PGDBD03-Comp09:~$ vi test.sh</text:p>
      <text:p text:style-name="Standard">ibab@IBAB-PGDBD03-Comp09:~$ ./test.sh</text:p>
      <text:p text:style-name="Standard">Saturday 13 February 2021 11:53:11 AM IST</text:p>
      <text:p text:style-name="Standard">/home/ibab</text:p>
      <text:p text:style-name="Standard">ibab :0 2021-02-11 16:06 (:0)</text:p>
      <text:p text:style-name="Standard">HOME=/home/ibab</text:p>
      <text:p text:style-name="Standard">6</text:p>
      <text:p text:style-name="Standard">./test.sh: line 19: 20: command not found</text:p>
      <text:p text:style-name="Standard">ibab@IBAB-PGDBD03-Comp09:~$ vi test.sh</text:p>
      <text:p text:style-name="Standard">ibab@IBAB-PGDBD03-Comp09:~$ vi test.sh</text:p>
      <text:p text:style-name="Standard">ibab@IBAB-PGDBD03-Comp09:~$ ./test.sh</text:p>
      <text:p text:style-name="Standard">Saturday 13 February 2021 12:07:09 PM IST</text:p>
      <text:p text:style-name="Standard">/home/ibab</text:p>
      <text:p text:style-name="Standard">ibab :0 2021-02-11 16:06 (:0)</text:p>
      <text:p text:style-name="Standard">HOME=/home/ibab</text:p>
      <text:p text:style-name="Standard">6</text:p>
      <text:p text:style-name="Standard">./test.sh: line 19: 20: command not found</text:p>
      <text:p text:style-name="Standard">0</text:p>
      <text:p text:style-name="Standard">ibab@IBAB-PGDBD03-Comp09:~$ vi test.sh</text:p>
      <text:p text:style-name="Standard">ibab@IBAB-PGDBD03-Comp09:~$ echo `expr 22/7`</text:p>
      <text:p text:style-name="Standard">22/7</text:p>
      <text:p text:style-name="Standard">ibab@IBAB-PGDBD03-Comp09:~$ echo `expr 3.4/10`</text:p>
      <text:p text:style-name="Standard">3.4/10</text:p>
      <text:p text:style-name="Standard">ibab@IBAB-PGDBD03-Comp09:~$ echo `expr 22 / 7`</text:p>
      <text:p text:style-name="Standard">3</text:p>
      <text:p text:style-name="Standard">ibab@IBAB-PGDBD03-Comp09:~$ scale 4</text:p>
      <text:p text:style-name="Standard"/>
      <text:p text:style-name="Standard">Command 'scale' not found, but can be installed with:</text:p>
      <text:p text:style-name="Standard"/>
      <text:p text:style-name="Standard">sudo apt install csound-utils</text:p>
      <text:p text:style-name="Standard"/>
      <text:p text:style-name="Standard">ibab@IBAB-PGDBD03-Comp09:~$ bc</text:p>
      <text:p text:style-name="Standard">bc 1.07.1</text:p>
      <text:p text:style-name="Standard">Copyright 1991-1994, 1997, 1998, 2000, 2004, 2006, 2008, 2012-2017 Free Software Foundation, Inc.</text:p>
      <text:p text:style-name="Standard">This is free software with ABSOLUTELY NO WARRANTY.</text:p>
      <text:p text:style-name="Standard">For details type `warranty'. </text:p>
      <text:p text:style-name="Standard">echo 3.4 / 10 |bc</text:p>
      <text:p text:style-name="Standard">(standard_in) 1: syntax error</text:p>
      <text:p text:style-name="Standard">(standard_in) 1: illegal character: |</text:p>
      <text:p text:style-name="Standard">(standard_in) 1: syntax error</text:p>
      <text:p text:style-name="Standard"><text:soft-page-break/>^C</text:p>
      <text:p text:style-name="Standard">(interrupt) use quit to exit.</text:p>
      <text:p text:style-name="Standard">^C</text:p>
      <text:p text:style-name="Standard">(interrupt) use quit to exit.</text:p>
      <text:p text:style-name="Standard">quit</text:p>
      <text:p text:style-name="Standard">ibab@IBAB-PGDBD03-Comp09:~$ bc -q</text:p>
      <text:p text:style-name="Standard">50*2</text:p>
      <text:p text:style-name="Standard">100</text:p>
      <text:p text:style-name="Standard">34/10</text:p>
      <text:p text:style-name="Standard">3</text:p>
      <text:p text:style-name="Standard">scale 4</text:p>
      <text:p text:style-name="Standard">(standard_in) 3: syntax error</text:p>
      <text:p text:style-name="Standard">scale=4</text:p>
      <text:p text:style-name="Standard">34/10</text:p>
      <text:p text:style-name="Standard">3.4000^Cibab@IBAB-PGDBD03-Comp09:~$ cd Downloads</text:p>
      <text:p text:style-name="Standard">ibab@IBAB-PGDBD03-Comp09:~/Downloads$ ./test.sh</text:p>
      <text:p text:style-name="Standard">bash: ./test.sh: No such file or directory</text:p>
      <text:p text:style-name="Standard">ibab@IBAB-PGDBD03-Comp09:~/Downloads$ ^C</text:p>
      <text:p text:style-name="Standard">ibab@IBAB-PGDBD03-Comp09:~/Downloads$ cd</text:p>
      <text:p text:style-name="Standard">ibab@IBAB-PGDBD03-Comp09:~$ vi test.sh</text:p>
      <text:p text:style-name="Standard">ibab@IBAB-PGDBD03-Comp09:~$ ./test.sh</text:p>
      <text:p text:style-name="Standard">Saturday 13 February 2021 11:17:46 AM IST</text:p>
      <text:p text:style-name="Standard">ibab@IBAB-PGDBD03-Comp09:~$ vi test.sh</text:p>
      <text:p text:style-name="Standard">ibab@IBAB-PGDBD03-Comp09:~$ ./test.sh</text:p>
      <text:p text:style-name="Standard">Saturday 13 February 2021 11:18:45 AM IST</text:p>
      <text:p text:style-name="Standard">/home/ibab</text:p>
      <text:p text:style-name="Standard">ibab@IBAB-PGDBD03-Comp09:~$ vi test.sh</text:p>
      <text:p text:style-name="Standard">ibab@IBAB-PGDBD03-Comp09:~$ cd Documents</text:p>
      <text:p text:style-name="Standard">ibab@IBAB-PGDBD03-Comp09:~/Documents$ ./test.sh</text:p>
      <text:p text:style-name="Standard">bash: ./test.sh: No such file or directory</text:p>
      <text:p text:style-name="Standard">ibab@IBAB-PGDBD03-Comp09:~/Documents$ pwd</text:p>
      <text:p text:style-name="Standard">/home/ibab/Documents</text:p>
      <text:p text:style-name="Standard">ibab@IBAB-PGDBD03-Comp09:~/Documents$ cd</text:p>
      <text:p text:style-name="Standard">ibab@IBAB-PGDBD03-Comp09:~$ ./test.sh</text:p>
      <text:p text:style-name="Standard">Saturday 13 February 2021 11:21:03 AM IST</text:p>
      <text:p text:style-name="Standard">/home/ibab</text:p>
      <text:p text:style-name="Standard">ibab@IBAB-PGDBD03-Comp09:~$ vi test.sh</text:p>
      <text:p text:style-name="Standard">ibab@IBAB-PGDBD03-Comp09:~$ vi test.sh</text:p>
      <text:p text:style-name="Standard">ibab@IBAB-PGDBD03-Comp09:~$ ./test.sh</text:p>
      <text:p text:style-name="Standard">Saturday 13 February 2021 11:23:36 AM IST</text:p>
      <text:p text:style-name="Standard">/home/ibab</text:p>
      <text:p text:style-name="Standard">./test.sh: line 10: username: command not found</text:p>
      <text:p text:style-name="Standard"/>
      <text:p text:style-name="Standard">ibab@IBAB-PGDBD03-Comp09:~$ vi test.sh</text:p>
      <text:p text:style-name="Standard">ibab@IBAB-PGDBD03-Comp09:~$ ./test.sh</text:p>
      <text:p text:style-name="Standard">Saturday 13 February 2021 11:26:06 AM IST</text:p>
      <text:p text:style-name="Standard">/home/ibab</text:p>
      <text:p text:style-name="Standard">ibab :0 2021-02-11 16:06 (:0)</text:p>
      <text:p text:style-name="Standard">ibab@IBAB-PGDBD03-Comp09:~$ vi test.sh</text:p>
      <text:p text:style-name="Standard">ibab@IBAB-PGDBD03-Comp09:~$ env</text:p>
      <text:p text:style-name="Standard">SHELL=/bin/bash</text:p>
      <text:p text:style-name="Standard"><text:soft-page-break/>SESSION_MANAGER=local/IBAB-PGDBD03-Comp09:@/tmp/.ICE-unix/1524,unix/IBAB-PGDBD03-Comp09:/tmp/.ICE-unix/1524</text:p>
      <text:p text:style-name="Standard">QT_ACCESSIBILITY=1</text:p>
      <text:p text:style-name="Standard">COLORTERM=truecolor</text:p>
      <text:p text:style-name="Standard">XDG_CONFIG_DIRS=/etc/xdg/xdg-ubuntu:/etc/xdg</text:p>
      <text:p text:style-name="Standard">no_proxy=localhost,127.0.0.0/8,::1</text:p>
      <text:p text:style-name="Standard">XDG_MENU_PREFIX=gnome-</text:p>
      <text:p text:style-name="Standard">GNOME_DESKTOP_SESSION_ID=this-is-deprecated</text:p>
      <text:p text:style-name="Standard">LANGUAGE=en_IN:en</text:p>
      <text:p text:style-name="Standard">GNOME_SHELL_SESSION_MODE=ubuntu</text:p>
      <text:p text:style-name="Standard">SSH_AUTH_SOCK=/run/user/1001/keyring/ssh</text:p>
      <text:p text:style-name="Standard">XMODIFIERS=@im=ibus</text:p>
      <text:p text:style-name="Standard">DESKTOP_SESSION=ubuntu</text:p>
      <text:p text:style-name="Standard">SSH_AGENT_PID=1481</text:p>
      <text:p text:style-name="Standard">GTK_MODULES=gail:atk-bridge</text:p>
      <text:p text:style-name="Standard">PWD=/home/ibab</text:p>
      <text:p text:style-name="Standard">LOGNAME=ibab</text:p>
      <text:p text:style-name="Standard">XDG_SESSION_DESKTOP=ubuntu</text:p>
      <text:p text:style-name="Standard">XDG_SESSION_TYPE=x11</text:p>
      <text:p text:style-name="Standard">GPG_AGENT_INFO=/run/user/1001/gnupg/S.gpg-agent:0:1</text:p>
      <text:p text:style-name="Standard">XAUTHORITY=/run/user/1001/gdm/Xauthority</text:p>
      <text:p text:style-name="Standard">ftp_proxy=http://proxy.ibab.ac.in:3128/</text:p>
      <text:p text:style-name="Standard">GJS_DEBUG_TOPICS=JS ERROR;JS LOG</text:p>
      <text:p text:style-name="Standard">WINDOWPATH=2</text:p>
      <text:p text:style-name="Standard">HOME=/home/ibab</text:p>
      <text:p text:style-name="Standard">USERNAME=ibab</text:p>
      <text:p text:style-name="Standard">IM_CONFIG_PHASE=1</text:p>
      <text:p text:style-name="Standard">LANG=en_IN</text:p>
      <text:p text:style-name="Standard">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d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Standard">XDG_CURRENT_DESKTOP=ubuntu:GNOME</text:p>
      <text:p text:style-name="Standard">VTE_VERSION=6003</text:p>
      <text:p text:style-name="Standard">GNOME_TERMINAL_SCREEN=/org/gnome/Terminal/screen/e33f78b3_8bfb_4bc1_8fc3_d774926be01c</text:p>
      <text:p text:style-name="Standard">https_proxy=http://proxy.ibab.ac.in:3128/</text:p>
      <text:p text:style-name="Standard">INVOCATION_ID=8692a7c24ccd447ca0715f4c3317f0f2</text:p>
      <text:p text:style-name="Standard">MANAGERPID=1296</text:p>
      <text:p text:style-name="Standard"><text:soft-page-break/>GJS_DEBUG_OUTPUT=stderr</text:p>
      <text:p text:style-name="Standard">LESSCLOSE=/usr/bin/lesspipe %s %s</text:p>
      <text:p text:style-name="Standard">XDG_SESSION_CLASS=user</text:p>
      <text:p text:style-name="Standard">TERM=xterm-256color</text:p>
      <text:p text:style-name="Standard">LESSOPEN=| /usr/bin/lesspipe %s</text:p>
      <text:p text:style-name="Standard">USER=ibab</text:p>
      <text:p text:style-name="Standard">NO_PROXY=localhost,127.0.0.0/8,::1</text:p>
      <text:p text:style-name="Standard">FTP_PROXY=http://proxy.ibab.ac.in:3128/</text:p>
      <text:p text:style-name="Standard">GNOME_TERMINAL_SERVICE=:1.161</text:p>
      <text:p text:style-name="Standard">DISPLAY=:0</text:p>
      <text:p text:style-name="Standard">SHLVL=1</text:p>
      <text:p text:style-name="Standard">HTTPS_PROXY=http://proxy.ibab.ac.in:3128/</text:p>
      <text:p text:style-name="Standard">HTTP_PROXY=http://proxy.ibab.ac.in:3128/</text:p>
      <text:p text:style-name="Standard">QT_IM_MODULE=ibus</text:p>
      <text:p text:style-name="Standard">http_proxy=http://proxy.ibab.ac.in:3128/</text:p>
      <text:p text:style-name="Standard">XDG_RUNTIME_DIR=/run/user/1001</text:p>
      <text:p text:style-name="Standard">ALL_PROXY=socks://proxy.ibab.ac.in:3128/</text:p>
      <text:p text:style-name="Standard">JOURNAL_STREAM=8:39565</text:p>
      <text:p text:style-name="Standard">XDG_DATA_DIRS=/usr/share/ubuntu:/usr/local/share/:/usr/share/:/var/lib/snapd/desktop</text:p>
      <text:p text:style-name="Standard">all_proxy=socks://proxy.ibab.ac.in:3128/</text:p>
      <text:p text:style-name="Standard">PATH=/usr/local/sbin:/usr/local/bin:/usr/sbin:/usr/bin:/sbin:/bin:/usr/games:/usr/local/games:/snap/bin</text:p>
      <text:p text:style-name="Standard">GDMSESSION=ubuntu</text:p>
      <text:p text:style-name="Standard">DBUS_SESSION_BUS_ADDRESS=unix:path=/run/user/1001/bus</text:p>
      <text:p text:style-name="Standard">_=/usr/bin/env</text:p>
      <text:p text:style-name="Standard">OLDPWD=/home/ibab/Documents</text:p>
      <text:p text:style-name="Standard">ibab@IBAB-PGDBD03-Comp09:~$ home</text:p>
      <text:p text:style-name="Standard"/>
      <text:p text:style-name="Standard">Command 'home' not found, did you mean:</text:p>
      <text:p text:style-name="Standard"/>
      <text:p text:style-name="Standard"><text:s text:c="2"/>command 'hime' from deb hime (0.9.10+git20170427+dfsg1-3build8)</text:p>
      <text:p text:style-name="Standard"><text:s text:c="2"/>command 'hose' from deb netpipes (4.2-8build1)</text:p>
      <text:p text:style-name="Standard"><text:s text:c="2"/>command 'tome' from deb tome (2.4~0.git.2015.12.29-1.2build4)</text:p>
      <text:p text:style-name="Standard"/>
      <text:p text:style-name="Standard">Try: sudo apt install &lt;deb name&gt;</text:p>
      <text:p text:style-name="Standard"/>
      <text:p text:style-name="Standard">ibab@IBAB-PGDBD03-Comp09:~$ HOME</text:p>
      <text:p text:style-name="Standard">HOME: command not found</text:p>
      <text:p text:style-name="Standard">ibab@IBAB-PGDBD03-Comp09:~$ env | grep "HOME"</text:p>
      <text:p text:style-name="Standard">HOME=/home/ibab</text:p>
      <text:p text:style-name="Standard">ibab@IBAB-PGDBD03-Comp09:~$ vi test.sh</text:p>
      <text:p text:style-name="Standard">ibab@IBAB-PGDBD03-Comp09:~$ vi test.sh</text:p>
      <text:p text:style-name="Standard">ibab@IBAB-PGDBD03-Comp09:~$ ./test.sh</text:p>
      <text:p text:style-name="Standard">Saturday 13 February 2021 11:45:54 AM IST</text:p>
      <text:p text:style-name="Standard">/home/ibab</text:p>
      <text:p text:style-name="Standard">ibab :0 2021-02-11 16:06 (:0)</text:p>
      <text:p text:style-name="Standard">HOME=/home/ibab</text:p>
      <text:p text:style-name="Standard">./test.sh: line 17: length: command not found</text:p>
      <text:p text:style-name="Standard">ibab@IBAB-PGDBD03-Comp09:~$ vi test.sh</text:p>
      <text:p text:style-name="Standard">ibab@IBAB-PGDBD03-Comp09:~$ ./test.sh</text:p>
      <text:p text:style-name="Standard">Saturday 13 February 2021 11:48:52 AM IST</text:p>
      <text:p text:style-name="Standard">/home/ibab</text:p>
      <text:p text:style-name="Standard"><text:soft-page-break/>ibab :0 2021-02-11 16:06 (:0)</text:p>
      <text:p text:style-name="Standard">HOME=/home/ibab</text:p>
      <text:p text:style-name="Standard">6</text:p>
      <text:p text:style-name="Standard">ibab@IBAB-PGDBD03-Comp09:~$ vi test.sh</text:p>
      <text:p text:style-name="Standard">ibab@IBAB-PGDBD03-Comp09:~$ ./test.sh</text:p>
      <text:p text:style-name="Standard">Saturday 13 February 2021 11:51:47 AM IST</text:p>
      <text:p text:style-name="Standard">/home/ibab</text:p>
      <text:p text:style-name="Standard">ibab :0 2021-02-11 16:06 (:0)</text:p>
      <text:p text:style-name="Standard">HOME=/home/ibab</text:p>
      <text:p text:style-name="Standard">6</text:p>
      <text:p text:style-name="Standard">./test.sh: line 19: 20: command not found</text:p>
      <text:p text:style-name="Standard">ibab@IBAB-PGDBD03-Comp09:~$ vi test.sh</text:p>
      <text:p text:style-name="Standard">ibab@IBAB-PGDBD03-Comp09:~$ ./test.sh</text:p>
      <text:p text:style-name="Standard">Saturday 13 February 2021 11:53:11 AM IST</text:p>
      <text:p text:style-name="Standard">/home/ibab</text:p>
      <text:p text:style-name="Standard">ibab :0 2021-02-11 16:06 (:0)</text:p>
      <text:p text:style-name="Standard">HOME=/home/ibab</text:p>
      <text:p text:style-name="Standard">6</text:p>
      <text:p text:style-name="Standard">./test.sh: line 19: 20: command not found</text:p>
      <text:p text:style-name="Standard">ibab@IBAB-PGDBD03-Comp09:~$ vi test.sh</text:p>
      <text:p text:style-name="Standard">ibab@IBAB-PGDBD03-Comp09:~$ vi test.sh</text:p>
      <text:p text:style-name="Standard">ibab@IBAB-PGDBD03-Comp09:~$ ./test.sh</text:p>
      <text:p text:style-name="Standard">Saturday 13 February 2021 12:07:09 PM IST</text:p>
      <text:p text:style-name="Standard">/home/ibab</text:p>
      <text:p text:style-name="Standard">ibab :0 2021-02-11 16:06 (:0)</text:p>
      <text:p text:style-name="Standard">HOME=/home/ibab</text:p>
      <text:p text:style-name="Standard">6</text:p>
      <text:p text:style-name="Standard">./test.sh: line 19: 20: command not found</text:p>
      <text:p text:style-name="Standard">0</text:p>
      <text:p text:style-name="Standard">ibab@IBAB-PGDBD03-Comp09:~$ vi test.sh</text:p>
      <text:p text:style-name="Standard">ibab@IBAB-PGDBD03-Comp09:~$ echo `expr 22/7`</text:p>
      <text:p text:style-name="Standard">22/7</text:p>
      <text:p text:style-name="Standard">ibab@IBAB-PGDBD03-Comp09:~$ echo `expr 3.4/10`</text:p>
      <text:p text:style-name="Standard">3.4/10</text:p>
      <text:p text:style-name="Standard">ibab@IBAB-PGDBD03-Comp09:~$ echo `expr 22 / 7`</text:p>
      <text:p text:style-name="Standard">3</text:p>
      <text:p text:style-name="Standard">ibab@IBAB-PGDBD03-Comp09:~$ scale 4</text:p>
      <text:p text:style-name="Standard"/>
      <text:p text:style-name="Standard">Command 'scale' not found, but can be installed with:</text:p>
      <text:p text:style-name="Standard"/>
      <text:p text:style-name="Standard">sudo apt install csound-utils</text:p>
      <text:p text:style-name="Standard"/>
      <text:p text:style-name="Standard">ibab@IBAB-PGDBD03-Comp09:~$ bc</text:p>
      <text:p text:style-name="Standard">bc 1.07.1</text:p>
      <text:p text:style-name="Standard">Copyright 1991-1994, 1997, 1998, 2000, 2004, 2006, 2008, 2012-2017 Free Software Foundation, Inc.</text:p>
      <text:p text:style-name="Standard">This is free software with ABSOLUTELY NO WARRANTY.</text:p>
      <text:p text:style-name="Standard">For details type `warranty'. </text:p>
      <text:p text:style-name="Standard">echo 3.4 / 10 |bc</text:p>
      <text:p text:style-name="Standard">(standard_in) 1: syntax error</text:p>
      <text:p text:style-name="Standard">(standard_in) 1: illegal character: |</text:p>
      <text:p text:style-name="Standard">(standard_in) 1: syntax error</text:p>
      <text:p text:style-name="Standard"><text:soft-page-break/>^C</text:p>
      <text:p text:style-name="Standard">(interrupt) use quit to exit.</text:p>
      <text:p text:style-name="Standard">^C</text:p>
      <text:p text:style-name="Standard">(interrupt) use quit to exit.</text:p>
      <text:p text:style-name="Standard">quit</text:p>
      <text:p text:style-name="Standard">ibab@IBAB-PGDBD03-Comp09:~$ bc -q</text:p>
      <text:p text:style-name="Standard">50*2</text:p>
      <text:p text:style-name="Standard">100</text:p>
      <text:p text:style-name="Standard">34/10</text:p>
      <text:p text:style-name="Standard">3</text:p>
      <text:p text:style-name="Standard">scale 4</text:p>
      <text:p text:style-name="Standard">(standard_in) 3: syntax error</text:p>
      <text:p text:style-name="Standard">scale=4</text:p>
      <text:p text:style-name="Standard">34/10</text:p>
      <text:p text:style-name="Standard">3.4000</text:p>
      <text:p text:style-name="Standard">546/263</text:p>
      <text:p text:style-name="Standard">2.0760</text:p>
      <text:p text:style-name="Standard"/>
      <text:p text:style-name="Standard"/>
      <text:p text:style-name="Standard">546/263</text:p>
      <text:p text:style-name="Standard">2.076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1:07:03.449223741</meta:creation-date>
    <dc:date>2021-02-15T00:15:17.231580291</dc:date>
    <meta:editing-duration>PT1H9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0" meta:paragraph-count="425" meta:word-count="1114" meta:character-count="15630" meta:non-whitespace-character-count="14917"/>
  </office:meta>
</office:document-meta>
</file>